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7d98" officeooo:paragraph-rsid="000e7d98"/>
    </style:style>
    <style:style style:name="P2" style:family="paragraph" style:parent-style-name="Standard">
      <style:text-properties style:text-underline-style="solid" style:text-underline-width="auto" style:text-underline-color="font-color" officeooo:rsid="000e7d98" officeooo:paragraph-rsid="000e7d98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bian GNU/Linux</text:span> es un sistema operativo <text:a xlink:type="simple" xlink:href="https://es.wikipedia.org/wiki/Software_libre" text:style-name="Internet_20_link" text:visited-style-name="Visited_20_Internet_20_Link">libre</text:a>, desarrollado por miles de voluntarios de todo el mundo, que colaboran a través de Internet. </text:p>
      <text:p text:style-name="Text_20_body">La dedicación de <text:a xlink:type="simple" xlink:href="https://es.wikipedia.org/wiki/Proyecto_Debian" text:style-name="Internet_20_link" text:visited-style-name="Visited_20_Internet_20_Link">Debian</text:a> al <text:a xlink:type="simple" xlink:href="https://es.wikipedia.org/wiki/Software_libre" text:style-name="Internet_20_link" text:visited-style-name="Visited_20_Internet_20_Link">software libre</text:a>, su base de voluntarios, su naturaleza no comercial y su modelo de desarrollo abierto la distingue de otras distribuciones del sistema operativo <text:a xlink:type="simple" xlink:href="https://es.wikipedia.org/wiki/GNU" text:style-name="Internet_20_link" text:visited-style-name="Visited_20_Internet_20_Link">GNU</text:a>. Todos estos aspectos y más se recogen en el llamado <text:a xlink:type="simple" xlink:href="https://es.wikipedia.org/wiki/Contrato_Social_de_Debian" text:style-name="Internet_20_link" text:visited-style-name="Visited_20_Internet_20_Link">Contrato Social de Debian</text:a>. Debian se caracteriza por no tener las últimas novedades en <text:a xlink:type="simple" xlink:href="https://es.wikipedia.org/wiki/GNU/Linux" text:style-name="Internet_20_link" text:visited-style-name="Visited_20_Internet_20_Link">GNU/Linux</text:a>, pero sí tener el sistema operativo más estable posible. Esto se logra por medio de paquetes y librerías antiguas pero con muchos meses de pruebas, asegurando la máxima estabilidad por cada versión que es lanzada por la comunidad de Debian. </text:p>
      <text:p text:style-name="Text_20_body">Nació en el año 1993, de la mano del <text:a xlink:type="simple" xlink:href="https://es.wikipedia.org/wiki/Proyecto_Debian" text:style-name="Internet_20_link" text:visited-style-name="Visited_20_Internet_20_Link">proyecto Debian</text:a>, con la idea de crear un sistema <text:a xlink:type="simple" xlink:href="https://es.wikipedia.org/wiki/GNU" text:style-name="Internet_20_link" text:visited-style-name="Visited_20_Internet_20_Link">GNU</text:a> usando <text:a xlink:type="simple" xlink:href="https://es.wikipedia.org/wiki/Linux_(núcleo)" text:style-name="Internet_20_link" text:visited-style-name="Visited_20_Internet_20_Link">Linux</text:a> como núcleo. El proyecto Debian es la organización responsable de su mantenimiento en la actualidad, y también desarrolla sistemas GNU basados en otros núcleos (<text:a xlink:type="simple" xlink:href="https://es.wikipedia.org/wiki/Debian_GNU/Hurd" text:style-name="Internet_20_link" text:visited-style-name="Visited_20_Internet_20_Link">Debian GNU/Hurd</text:a>, <text:a xlink:type="simple" xlink:href="https://es.wikipedia.org/wiki/Debian_GNU/NetBSD" text:style-name="Internet_20_link" text:visited-style-name="Visited_20_Internet_20_Link">Debian GNU/NetBSD</text:a> y <text:a xlink:type="simple" xlink:href="https://es.wikipedia.org/wiki/Debian_GNU/kFreeBSD" text:style-name="Internet_20_link" text:visited-style-name="Visited_20_Internet_20_Link">Debian GNU/kFreeBSD</text:a>). </text:p>
      <text:p text:style-name="Text_20_body">Uno de sus principales objetivos es separar en sus versiones el <text:a xlink:type="simple" xlink:href="https://es.wikipedia.org/wiki/Software_libre" text:style-name="Internet_20_link" text:visited-style-name="Visited_20_Internet_20_Link">software libre</text:a> del <text:a xlink:type="simple" xlink:href="https://es.wikipedia.org/wiki/Software_no_libre" text:style-name="Internet_20_link" text:visited-style-name="Visited_20_Internet_20_Link">software no libre</text:a>. El modelo de desarrollo es independiente a <text:a xlink:type="simple" xlink:href="https://es.wikipedia.org/wiki/Empresa" text:style-name="Internet_20_link" text:visited-style-name="Visited_20_Internet_20_Link">empresas</text:a>, creado por los propios usuarios, sin depender de ninguna manera de necesidades comerciales. Debian no vende directamente su <text:a xlink:type="simple" xlink:href="https://es.wikipedia.org/wiki/Software" text:style-name="Internet_20_link" text:visited-style-name="Visited_20_Internet_20_Link">software</text:a>, sino que lo pone a disposición de cualquiera en <text:a xlink:type="simple" xlink:href="https://es.wikipedia.org/wiki/Internet" text:style-name="Internet_20_link" text:visited-style-name="Visited_20_Internet_20_Link">Internet</text:a>, aunque sí permite a personas o empresas distribuir comercialmente este <text:a xlink:type="simple" xlink:href="https://es.wikipedia.org/wiki/Software" text:style-name="Internet_20_link" text:visited-style-name="Visited_20_Internet_20_Link">software</text:a> mientras se respete su <text:a xlink:type="simple" xlink:href="https://es.wikipedia.org/wiki/Licencia_de_software" text:style-name="Internet_20_link" text:visited-style-name="Visited_20_Internet_20_Link">licencia</text:a>. </text:p>
      <text:p text:style-name="P1">El <text:a xlink:type="simple" xlink:href="https://es.wikipedia.org/wiki/Proyecto_Debian" text:style-name="Internet_20_link" text:visited-style-name="Visited_20_Internet_20_Link">proyecto Debian</text:a> fue fundado en el año <text:a xlink:type="simple" xlink:href="https://es.wikipedia.org/wiki/1993" text:style-name="Internet_20_link" text:visited-style-name="Visited_20_Internet_20_Link">1993</text:a> por <text:a xlink:type="simple" xlink:href="https://es.wikipedia.org/wiki/Ian_Murdock" text:style-name="Internet_20_link" text:visited-style-name="Visited_20_Internet_20_Link">Ian Murdock</text:a>, después de haber estudiado en la Universidad de <text:a xlink:type="simple" xlink:href="https://es.wikipedia.org/w/index.php?title=Purdue&amp;action=edit&amp;redlink=1" text:style-name="Internet_20_link" text:visited-style-name="Visited_20_Internet_20_Link">Purdue</text:a>. Él escribió el <text:a xlink:type="simple" xlink:href="https://es.wikipedia.org/wiki/Manifiesto_de_Debian" text:style-name="Internet_20_link" text:visited-style-name="Visited_20_Internet_20_Link">manifiesto de Debian</text:a>, que utilizó como base para la creación de la <text:a xlink:type="simple" xlink:href="https://es.wikipedia.org/wiki/Distribución_Linux" text:style-name="Internet_20_link" text:visited-style-name="Visited_20_Internet_20_Link">distribución Linux</text:a> <text:a xlink:type="simple" xlink:href="https://es.wikipedia.org/wiki/Debian" text:style-name="Internet_20_link" text:visited-style-name="Visited_20_Internet_20_Link">Debian</text:a>. Dentro de este texto, los puntos destacables son: mantener la <text:a xlink:type="simple" xlink:href="https://es.wikipedia.org/wiki/Distribución_Linux" text:style-name="Internet_20_link" text:visited-style-name="Visited_20_Internet_20_Link">distribución</text:a> de manera abierta, coherente al <text:span text:style-name="T2">espíritu</text:span> del <text:a xlink:type="simple" xlink:href="https://es.wikipedia.org/wiki/Linux_(núcleo)" text:style-name="Internet_20_link" text:visited-style-name="Visited_20_Internet_20_Link">núcleo Linux</text:a> y de <text:a xlink:type="simple" xlink:href="https://es.wikipedia.org/wiki/GNU" text:style-name="Internet_20_link" text:visited-style-name="Visited_20_Internet_20_Link">GNU</text:a>. </text:p>
      <text:p text:style-name="Text_20_body">El nombre de este se basa en la combinación del nombre de su entonces novia (posteriormente esposa) "<text:span text:style-name="T2">Deborah"</text:span> con su propio nombre: "<text:span text:style-name="T2">Ian"</text:span>, formando el acrónimo: <text:span text:style-name="T2">Debian</text:span>, pronunciado como las sílabas correspondientes de estos nombres en <text:a xlink:type="simple" xlink:href="https://es.wikipedia.org/wiki/Idioma_inglés" text:style-name="Internet_20_link" text:visited-style-name="Visited_20_Internet_20_Link">inglés</text:a> americano: /dɛbˈiːjən/. </text:p>
      <text:p text:style-name="Text_20_body">El proyecto creció lentamente al principio y lanzó sus primeras versiones 0.9x en <text:a xlink:type="simple" xlink:href="https://es.wikipedia.org/wiki/1994" text:style-name="Internet_20_link" text:visited-style-name="Visited_20_Internet_20_Link">1994</text:a> y <text:a xlink:type="simple" xlink:href="https://es.wikipedia.org/wiki/1995" text:style-name="Internet_20_link" text:visited-style-name="Visited_20_Internet_20_Link">1995</text:a>. Las primeras portabilidades a otras arquitecturas fueron a comienzos de <text:a xlink:type="simple" xlink:href="https://es.wikipedia.org/wiki/1995" text:style-name="Internet_20_link" text:visited-style-name="Visited_20_Internet_20_Link">1995</text:a>, siendo la primera versión 1.x de Debian lanzada en <text:a xlink:type="simple" xlink:href="https://es.wikipedia.org/wiki/1996" text:style-name="Internet_20_link" text:visited-style-name="Visited_20_Internet_20_Link">1996</text:a>. </text:p>
      <text:p text:style-name="Text_20_body">En <text:a xlink:type="simple" xlink:href="https://es.wikipedia.org/wiki/1996" text:style-name="Internet_20_link" text:visited-style-name="Visited_20_Internet_20_Link">1996</text:a>, <text:a xlink:type="simple" xlink:href="https://es.wikipedia.org/wiki/Bruce_Perens" text:style-name="Internet_20_link" text:visited-style-name="Visited_20_Internet_20_Link">Bruce Perens</text:a> substituyó a Ian Murdock como el líder de proyecto. Por sugerencia del desarrollador Ean Schuessler, él dirigió el proceso de actualización del contrato social de Debian y de las pautas del software de Debian libremente, definiendo los puntos fundamentales para el desarrollo de la <text:a xlink:type="simple" xlink:href="https://es.wikipedia.org/wiki/Distribución_Linux" text:style-name="Internet_20_link" text:visited-style-name="Visited_20_Internet_20_Link">distribución</text:a>. Él también inició la creación de la licencia de <text:a xlink:type="simple" xlink:href="https://es.wikipedia.org/wiki/Software" text:style-name="Internet_20_link" text:visited-style-name="Visited_20_Internet_20_Link">software</text:a> legal de la organización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8:19:45.868112253</meta:creation-date>
    <dc:date>2022-11-18T08:44:52.071277993</dc:date>
    <meta:editing-duration>PT14M56S</meta:editing-duration>
    <meta:editing-cycles>1</meta:editing-cycles>
    <meta:document-statistic meta:table-count="0" meta:image-count="0" meta:object-count="0" meta:page-count="1" meta:paragraph-count="8" meta:word-count="440" meta:character-count="2773" meta:non-whitespace-character-count="2333"/>
    <meta:generator>LibreOffice/7.3.6.2$Linux_X86_64 LibreOffice_project/30$Build-2</meta:generator>
  </office:meta>
</office:document-meta>
</file>